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ZSongTi" svg:font-family="FZSongTi"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4532d"/>
    </style:style>
    <style:style style:name="P2" style:family="paragraph" style:parent-style-name="Standard">
      <style:text-properties fo:language="de" fo:country="DE" officeooo:rsid="0002f980" officeooo:paragraph-rsid="0002f980"/>
    </style:style>
    <style:style style:name="P3" style:family="paragraph" style:parent-style-name="Standard">
      <style:text-properties fo:language="de" fo:country="DE" officeooo:rsid="0001b274" officeooo:paragraph-rsid="0001b274"/>
    </style:style>
    <style:style style:name="P4" style:family="paragraph" style:parent-style-name="Standard" style:list-style-name="L1">
      <style:paragraph-properties fo:line-height="150%"/>
      <style:text-properties fo:language="de" fo:country="DE" officeooo:rsid="0001b274" officeooo:paragraph-rsid="0001b274"/>
    </style:style>
    <style:style style:name="P5" style:family="paragraph" style:parent-style-name="Standard">
      <style:text-properties fo:language="de" fo:country="DE" officeooo:rsid="00016e0f" officeooo:paragraph-rsid="0004532d"/>
    </style:style>
    <style:style style:name="P6" style:family="paragraph" style:parent-style-name="Standard">
      <style:text-properties fo:language="de" fo:country="DE" officeooo:rsid="0004532d" officeooo:paragraph-rsid="0004532d"/>
    </style:style>
    <style:style style:name="P7" style:family="paragraph" style:parent-style-name="Standard">
      <style:text-properties fo:language="de" fo:country="DE" officeooo:paragraph-rsid="0004532d"/>
    </style:style>
    <style:style style:name="P8" style:family="paragraph" style:parent-style-name="Standard" style:list-style-name="L4">
      <style:text-properties fo:language="de" fo:country="DE" officeooo:rsid="0005e9cf" officeooo:paragraph-rsid="0005e9cf"/>
    </style:style>
    <style:style style:name="P9" style:family="paragraph" style:parent-style-name="Standard">
      <style:text-properties fo:language="de" fo:country="DE" officeooo:rsid="0005e9cf" officeooo:paragraph-rsid="00062acb"/>
    </style:style>
    <style:style style:name="P10" style:family="paragraph" style:parent-style-name="Standard" style:list-style-name="L5">
      <style:text-properties fo:language="de" fo:country="DE" officeooo:rsid="0005e9cf" officeooo:paragraph-rsid="00062acb"/>
    </style:style>
    <style:style style:name="P11" style:family="paragraph" style:parent-style-name="Standard">
      <style:text-properties fo:language="de" fo:country="DE" officeooo:rsid="00062acb" officeooo:paragraph-rsid="00062acb"/>
    </style:style>
    <style:style style:name="P12" style:family="paragraph" style:parent-style-name="Standard">
      <style:text-properties fo:language="de" fo:country="DE" officeooo:rsid="00062acb" officeooo:paragraph-rsid="0005e9cf"/>
    </style:style>
    <style:style style:name="P13" style:family="paragraph" style:parent-style-name="Standard">
      <style:text-properties fo:language="de" fo:country="DE" officeooo:paragraph-rsid="00062acb"/>
    </style:style>
    <style:style style:name="P14" style:family="paragraph" style:parent-style-name="Standard">
      <style:text-properties fo:language="de" fo:country="DE" officeooo:rsid="0006f9ff" officeooo:paragraph-rsid="0006f9ff"/>
    </style:style>
    <style:style style:name="P15" style:family="paragraph" style:parent-style-name="Standard" style:list-style-name="L4">
      <style:text-properties fo:language="de" fo:country="DE" officeooo:rsid="0006f9ff" officeooo:paragraph-rsid="0006f9ff"/>
    </style:style>
    <style:style style:name="P16" style:family="paragraph" style:parent-style-name="Standard" style:list-style-name="L4">
      <style:text-properties fo:language="de" fo:country="DE" officeooo:rsid="000880d7" officeooo:paragraph-rsid="000880d7"/>
    </style:style>
    <style:style style:name="P17" style:family="paragraph" style:parent-style-name="Standard">
      <style:text-properties officeooo:paragraph-rsid="00062acb"/>
    </style:style>
    <style:style style:name="P18" style:family="paragraph" style:parent-style-name="Standard">
      <style:text-properties officeooo:rsid="00062acb" officeooo:paragraph-rsid="00062acb"/>
    </style:style>
    <style:style style:name="P19" style:family="paragraph" style:parent-style-name="Standard" style:list-style-name="L6">
      <style:text-properties officeooo:paragraph-rsid="0006f9ff"/>
    </style:style>
    <style:style style:name="P20" style:family="paragraph" style:parent-style-name="Standard">
      <style:text-properties officeooo:paragraph-rsid="0006f9ff"/>
    </style:style>
    <style:style style:name="P21" style:family="paragraph" style:parent-style-name="Standard">
      <style:text-properties officeooo:rsid="0006f9ff" officeooo:paragraph-rsid="0006f9ff"/>
    </style:style>
    <style:style style:name="P22" style:family="paragraph" style:parent-style-name="Standard" style:list-style-name="L6">
      <style:text-properties officeooo:rsid="0006f9ff" officeooo:paragraph-rsid="0006f9ff"/>
    </style:style>
    <style:style style:name="P23" style:family="paragraph" style:parent-style-name="Standard" style:list-style-name="L8">
      <style:text-properties officeooo:rsid="0006f9ff" officeooo:paragraph-rsid="0006f9ff"/>
    </style:style>
    <style:style style:name="P24" style:family="paragraph" style:parent-style-name="Standard">
      <style:text-properties officeooo:rsid="000880d7" officeooo:paragraph-rsid="000880d7"/>
    </style:style>
    <style:style style:name="P25" style:family="paragraph" style:parent-style-name="Standard" style:list-style-name="L9">
      <style:text-properties officeooo:paragraph-rsid="000880d7"/>
    </style:style>
    <style:style style:name="P26" style:family="paragraph" style:parent-style-name="Standard" style:list-style-name="L9">
      <style:text-properties officeooo:rsid="00094227" officeooo:paragraph-rsid="00094227"/>
    </style:style>
    <style:style style:name="P27" style:family="paragraph" style:parent-style-name="Standard">
      <style:text-properties officeooo:rsid="00094227" officeooo:paragraph-rsid="00094227"/>
    </style:style>
    <style:style style:name="P28" style:family="paragraph" style:parent-style-name="Standard" style:list-style-name="L10">
      <style:text-properties officeooo:rsid="00094227" officeooo:paragraph-rsid="00094227"/>
    </style:style>
    <style:style style:name="P29" style:family="paragraph" style:parent-style-name="Standard" style:list-style-name="L10">
      <style:text-properties officeooo:rsid="00094227" officeooo:paragraph-rsid="0009fd0b"/>
    </style:style>
    <style:style style:name="P30" style:family="paragraph" style:parent-style-name="Standard">
      <style:text-properties officeooo:rsid="00094227" officeooo:paragraph-rsid="0009fd0b"/>
    </style:style>
    <style:style style:name="P31" style:family="paragraph" style:parent-style-name="Standard">
      <style:text-properties officeooo:rsid="0009fd0b" officeooo:paragraph-rsid="0009fd0b"/>
    </style:style>
    <style:style style:name="P32" style:family="paragraph" style:parent-style-name="Standard">
      <style:text-properties officeooo:rsid="000b28f6" officeooo:paragraph-rsid="000b28f6"/>
    </style:style>
    <style:style style:name="P33" style:family="paragraph" style:parent-style-name="Standard">
      <style:text-properties officeooo:rsid="000b28f6" officeooo:paragraph-rsid="000c82cc"/>
    </style:style>
    <style:style style:name="P34" style:family="paragraph" style:parent-style-name="Standard">
      <style:text-properties officeooo:rsid="000c82cc" officeooo:paragraph-rsid="000c82cc"/>
    </style:style>
    <style:style style:name="P35" style:family="paragraph" style:parent-style-name="Standard" style:list-style-name="L12">
      <style:text-properties officeooo:rsid="000c82cc" officeooo:paragraph-rsid="000c82cc"/>
    </style:style>
    <style:style style:name="P36" style:family="paragraph" style:parent-style-name="Standard">
      <style:text-properties officeooo:paragraph-rsid="000c82cc"/>
    </style:style>
    <style:style style:name="P37" style:family="paragraph" style:parent-style-name="Standard" style:list-style-name="L11">
      <style:text-properties officeooo:paragraph-rsid="000c82cc"/>
    </style:style>
    <style:style style:name="P38" style:family="paragraph" style:parent-style-name="Standard" style:list-style-name="L12">
      <style:text-properties officeooo:rsid="000df43d" officeooo:paragraph-rsid="000df43d"/>
    </style:style>
    <style:style style:name="P39" style:family="paragraph" style:parent-style-name="Standard">
      <style:paragraph-properties fo:break-before="page"/>
      <style:text-properties fo:language="de" fo:country="DE" officeooo:rsid="0006f9ff" officeooo:paragraph-rsid="0006f9ff"/>
    </style:style>
    <style:style style:name="T1" style:family="text">
      <style:text-properties officeooo:rsid="0001b274"/>
    </style:style>
    <style:style style:name="T2" style:family="text">
      <style:text-properties officeooo:rsid="0002f980"/>
    </style:style>
    <style:style style:name="T3" style:family="text">
      <style:text-properties officeooo:rsid="0004532d"/>
    </style:style>
    <style:style style:name="T4" style:family="text">
      <style:text-properties fo:language="de" fo:country="DE"/>
    </style:style>
    <style:style style:name="T5" style:family="text">
      <style:text-properties fo:language="de" fo:country="DE" officeooo:rsid="0002f980"/>
    </style:style>
    <style:style style:name="T6" style:family="text">
      <style:text-properties fo:language="de" fo:country="DE" officeooo:rsid="0004532d"/>
    </style:style>
    <style:style style:name="T7" style:family="text">
      <style:text-properties fo:language="de" fo:country="DE" officeooo:rsid="0005e9cf"/>
    </style:style>
    <style:style style:name="T8" style:family="text">
      <style:text-properties fo:language="de" fo:country="DE" officeooo:rsid="00062acb"/>
    </style:style>
    <style:style style:name="T9" style:family="text">
      <style:text-properties fo:language="de" fo:country="DE" officeooo:rsid="0006f9ff"/>
    </style:style>
    <style:style style:name="T10" style:family="text">
      <style:text-properties fo:language="de" fo:country="DE" officeooo:rsid="000880d7"/>
    </style:style>
    <style:style style:name="T11" style:family="text">
      <style:text-properties fo:language="de" fo:country="DE" officeooo:rsid="00094227"/>
    </style:style>
    <style:style style:name="T12" style:family="text">
      <style:text-properties fo:language="de" fo:country="DE" officeooo:rsid="0009fd0b"/>
    </style:style>
    <style:style style:name="T13" style:family="text">
      <style:text-properties fo:language="de" fo:country="DE" officeooo:rsid="000c82cc"/>
    </style:style>
    <style:style style:name="T14" style:family="text">
      <style:text-properties officeooo:rsid="0005e9cf"/>
    </style:style>
    <style:style style:name="T15" style:family="text">
      <style:text-properties officeooo:rsid="00062acb"/>
    </style:style>
    <style:style style:name="T16" style:family="text">
      <style:text-properties officeooo:rsid="000880d7"/>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unächst wollen wir uns mit MinION Daten au<text:span text:style-name="T14">s</text:span>einandersetzen und deren Charakteristika kennenlernen. Dazu nutzen wir unsere fertigen Programme aus den Übungsaufgaben und wenden <text:span text:style-name="T3">die Pipeline auf einen MinION- und Illumina-Datensatz aus dem selben Paper an, um schließlich die Daten von beiden Sequencern zu vergleichen.</text:span></text:p>
      <text:p text:style-name="P3"/>
      <text:p text:style-name="P5">Task 1.1 <text:span text:style-name="T1">(Pipeline anpassen) </text:span>(<text:span text:style-name="T1">1 U</text:span>):</text:p>
      <text:p text:style-name="P3"/>
      <text:p text:style-name="P3">Die für unser Projekt-Blockteil relevante Aufgaben beschränken sich auf:</text:p>
      <text:p text:style-name="P3"/>
      <text:list xml:id="list3994368537924439972" text:style-name="L1">
        <text:list-item>
          <text:p text:style-name="P4">Exercise 1: Task 1</text:p>
        </text:list-item>
        <text:list-item>
          <text:p text:style-name="P4">Exercise 2: Task 1 – 4 </text:p>
        </text:list-item>
        <text:list-item>
          <text:p text:style-name="P4">Exercise 3: Task 1 – 6</text:p>
        </text:list-item>
      </text:list>
      <text:p text:style-name="P3"/>
      <text:p text:style-name="P2">Diese zunächst sep<text:span text:style-name="T14">a</text:span>rate Aufgabenteile fügen wir zu einer zusammenhängen<text:span text:style-name="T14">d</text:span>en automatisierten Pipeline zusammen. <text:span text:style-name="T3">Außerdem erzeugen wir eine Version der Pipeline, die das Streaming-Interface von Unix nutzt, um eine direkt für MinION-online-Mapping nutzbare Pipeline zu erhalten.</text:span></text:p>
      <text:p text:style-name="P2"/>
      <text:p text:style-name="P6">Output: Vollständige, automatisierte Pipeline</text:p>
      <text:p text:style-name="P6"/>
      <text:p text:style-name="P2"/>
      <text:p text:style-name="P6">Task 1.2 (Pipeline anwenden) (2 U):</text:p>
      <text:p text:style-name="P2"/>
      <text:p text:style-name="P1"><text:span text:style-name="T5">Wir nutzen die Datensätze aus “</text:span><text:a xlink:type="simple" xlink:href="http://www.nature.com/articles/srep31602" text:style-name="Internet_20_link" text:visited-style-name="Visited_20_Internet_20_Link"><text:span text:style-name="T5">Benchmarking of the Oxford Nanopore MinION sequencing for quantitative and qualitative assessment of cDNA populations</text:span></text:a><text:span text:style-name="T5">” [S. </text:span><text:span text:style-name="T4">Oikonomopoulos </text:span><text:span text:style-name="T6">et.al., 2016</text:span></text:p>
      <text:p text:style-name="P7"><text:span text:style-name="T2">] um die einzelnen Ergebnisse dieses Papers zu reproduzieren und validieren.</text:span></text:p>
      <text:p text:style-name="P7"/>
      <text:p text:style-name="P17"><text:span text:style-name="T7">Dazu finden wir</text:span><text:span text:style-name="T8"> im ENA (Accession Number: </text:span><text:a xlink:type="simple" xlink:href="http://www.ebi.ac.uk/ena/data/view/PRJEB11818" text:style-name="Internet_20_link" text:visited-style-name="Visited_20_Internet_20_Link"><text:span text:style-name="T8">PRJEB 11818</text:span></text:a><text:span text:style-name="T8">) das Sequencing-Projekt mit den zugehörigen Reads für MinION und Illumina MiSeq. Weiter benötigen wir das GTF- und Fasta-File des menschlichen Genoms, welches wir bereits im Übungsteil verwendet haben: </text:span>/home/proj/biosoft/praktikum/genprakt/assignment/a1/data/<text:span text:style-name="T15">Homo_sapiens.GRCh37.75.gtf</text:span></text:p>
      <text:p text:style-name="P18">/home/proj/biosoft/praktikum/genprakt/genome/Homo_sapiens.GRCh37.75.dna.toplevel.fa</text:p>
      <text:p text:style-name="P7"/>
      <text:p text:style-name="P13"><text:span text:style-name="T15">Output: Annotierte / Alignierte Reads (MinION und Illumina)</text:span></text:p>
      <text:p text:style-name="P9"/>
      <text:p text:style-name="P9"><text:span text:style-name="T15">Für den </text:span>Vergleich von<text:span text:style-name="T15">:</text:span></text:p>
      <text:list xml:id="list2507684327962260249" text:style-name="L5">
        <text:list-item>
          <text:p text:style-name="P10">MinION mit verschiedenen Mappern gegen Illumina</text:p>
        </text:list-item>
        <text:list-item>
          <text:p text:style-name="P10">HighQuality und LowQuality Reads von MinION</text:p>
        </text:list-item>
      </text:list>
      <text:p text:style-name="P9"/>
      <text:p text:style-name="P11">erstellen wir folgende <text:span text:style-name="T14">Plots:</text:span></text:p>
      <text:list xml:id="list1851362816116475793" text:style-name="L4">
        <text:list-item>
          <text:p text:style-name="P8">Density Plot: Reads zu Region (Vergleich zwischen <text:span text:style-name="T15">M</text:span>ethoden und <text:span text:style-name="T15">M</text:span>apper<text:span text:style-name="T15">n</text:span>)</text:p>
        </text:list-item>
        <text:list-item>
          <text:p text:style-name="P8">Kumulative Verteilung Reads pro Trans<text:span text:style-name="T15">k</text:span>ript </text:p>
        </text:list-item>
        <text:list-item>
          <text:p text:style-name="P15">Kumulative Verteilung der Read Längen</text:p>
        </text:list-item>
        <text:list-item>
          <text:p text:style-name="P16">Laufzeit und Speicherbedarf der MinION Mapper</text:p>
        </text:list-item>
      </text:list>
      <text:p text:style-name="P12"/>
      <text:p text:style-name="P12"/>
      <text:p text:style-name="P39">Task 2.1 <text:span text:style-name="T16">&amp; 2.2</text:span> (Simulator anpassen <text:span text:style-name="T16">&amp; anwenden</text:span>) (1<text:span text:style-name="T16">+1</text:span> U):</text:p>
      <text:p text:style-name="P14"/>
      <text:p text:style-name="P20"><text:span text:style-name="T9">Wir modifizieren den Simulator aus der Pipeline um transkriptomische MinION Reads zu generieren um den Mapper testen zu können. Dieser Simulator soll die MinION typischen Fehler-Profile möglichst realitätsnah nachbilden, aber auch variabel genug sein um niedrigere Fehlerraten (z.B. für zukünftige MinION Versionen) zu ermöglichen.</text:span></text:p>
      <text:p text:style-name="P20"><text:span text:style-name="T9"/></text:p>
      <text:p text:style-name="P21"><text:span text:style-name="T4">Weiter führen wir für verschiedene Parameter des Simulators die unter 1.2 erwähnte Pipeline aus. Dabei entstehen die selben Plots, die wir anschließend mit den Plots der echten Daten vergleichen.</text:span></text:p>
      <text:p text:style-name="P21"><text:span text:style-name="T4"/></text:p>
      <text:p text:style-name="P14">Output: </text:p>
      <text:list xml:id="list1955691268249918255" text:style-name="L6">
        <text:list-item>
          <text:p text:style-name="P19"><text:span text:style-name="T9">Simulator</text:span></text:p>
        </text:list-item>
        <text:list-item>
          <text:p text:style-name="P22"><text:span text:style-name="T4">Parameter für den Simulator, die MinION Reads der aktuellen Version am besten simulieren</text:span></text:p>
        </text:list-item>
      </text:list>
      <text:p text:style-name="P21"><text:span text:style-name="T4"/></text:p>
      <text:p text:style-name="P21"><text:span text:style-name="T4">Plots: </text:span></text:p>
      <text:list xml:id="list4993369914268673735" text:style-name="L8">
        <text:list-item>
          <text:p text:style-name="P23"><text:span text:style-name="T4">Plots aus 1.2 für verschiedene Parameter</text:span></text:p>
        </text:list-item>
      </text:list>
      <text:p text:style-name="P21"><text:span text:style-name="T4"/></text:p>
      <text:p text:style-name="P21"><text:span text:style-name="T4"/></text:p>
      <text:p text:style-name="P24"><text:span text:style-name="T4">Task 3.1 (Vorhandene Mapper evaluieren) (3 U):</text:span></text:p>
      <text:p text:style-name="P24"><text:span text:style-name="T4"/></text:p>
      <text:p text:style-name="P24"><text:span text:style-name="T4">Um einen auf MinION Read optimieren </text:span><text:span text:style-name="T11">Mapper</text:span><text:span text:style-name="T4"> zu entwerfen evaluieren wir das Aufbauschema und die Funktionsweise etablierter Mapper für lange Reads aus gängigen NGS Sequencern. Dazu gehen wir besonders auf die neueste Version von GraphMap (</text:span><text:a xlink:type="simple" xlink:href="https://github.com/isovic/graphmap" text:style-name="Internet_20_link" text:visited-style-name="Visited_20_Internet_20_Link"><text:span text:style-name="T4">Open-Source zu finden auf GitHub</text:span></text:a><text:span text:style-name="T4">) ein.</text:span></text:p>
      <text:p text:style-name="P24"><text:span text:style-name="T4"/></text:p>
      <text:p text:style-name="P24"><text:span text:style-name="T4">Output: </text:span></text:p>
      <text:list xml:id="list301927156432801322" text:style-name="L9">
        <text:list-item>
          <text:p text:style-name="P25"><text:span text:style-name="T10">Präsentation zu der Funktionsweise und Spezifika verschiedener Mapper (LAST, BWA-MEM, GraphMap)</text:span></text:p>
        </text:list-item>
        <text:list-item>
          <text:p text:style-name="P26"><text:span text:style-name="T10">S</text:span><text:span text:style-name="T4">kizze für neuen, optimierten Mapper und die Unterteilung der Funktionsblöcke</text:span></text:p>
        </text:list-item>
      </text:list>
      <text:p text:style-name="P27"><text:span text:style-name="T4"/></text:p>
      <text:p text:style-name="P27"><text:span text:style-name="T4"/></text:p>
      <text:p text:style-name="P27"><text:span text:style-name="T4">Task 3.2 (Mapper kontruieren) (6 U):<text:line-break/></text:span></text:p>
      <text:p text:style-name="P27"><text:span text:style-name="T4">Basierend auf den Ergebnissen aus Task 3.1 und Task 2.2 wollen wir einen auf die langen und fehlerbehafteten transkriptomischen MinION Reads optimierten Mapper konstruieren.</text:span></text:p>
      <text:p text:style-name="P27"><text:span text:style-name="T4"/></text:p>
      <text:p text:style-name="P27"><text:span text:style-name="T4">Genauer zu untersuchende Aspekte stellen:</text:span></text:p>
      <text:list xml:id="list516629992763290949" text:style-name="L10">
        <text:list-item>
          <text:p text:style-name="P28"><text:span text:style-name="T4">Finden von Seeds (Länge, Spacing, erlaubte Fehler, Bewertung)</text:span></text:p>
        </text:list-item>
        <text:list-item>
          <text:p text:style-name="P29"><text:span text:style-name="T4">Filtern von Seeds (Entfernung, Linearität</text:span><text:span text:style-name="T12">)</text:span></text:p>
        </text:list-item>
        <text:list-item>
          <text:p text:style-name="P29"><text:span text:style-name="T12">Verlängern von Seeds (Laufzeit durch Einschränkung der Möglichkeiten, Speicherbedarf)</text:span></text:p>
        </text:list-item>
        <text:list-item>
          <text:p text:style-name="P29"><text:span text:style-name="T12">Stitching der verlängerten Seeds</text:span></text:p>
        </text:list-item>
      </text:list>
      <text:p text:style-name="P30"><text:span text:style-name="T12"/></text:p>
      <text:p text:style-name="P31"><text:span text:style-name="T4">Output: [NAME: CLASSIFIED, Codename: Gru] – Mapper </text:span></text:p>
      <text:p text:style-name="P31"><text:span text:style-name="T4"/></text:p>
      <text:p text:style-name="P31"><text:span text:style-name="T4"/></text:p>
      <text:p text:style-name="P32"><text:span text:style-name="T4">Task 3.3.1 &amp; 3.3.2 (Mapper anwenden &amp; analysieren) (1+1 U):</text:span></text:p>
      <text:p text:style-name="P32"><text:span text:style-name="T4"/></text:p>
      <text:p text:style-name="P33"><text:span text:style-name="T4">Um die Qualität des von uns entworfenen Mappers zu überprüfen, wenden wir ihn in der Pipeline aus Task 1.1 mit simulierten Daten aus Task 2.1 und echten Daten aus dem unter Task 1.1 erwähnten Paper </text:span><text:soft-page-break/><text:span text:style-name="T4">an. </text:span><text:span text:style-name="T13">Basierend auf den Ergebnissen werden wir den Mapper weiter verbessern. Die daraus resultierenden Plots präsentieren wir mit vollem Stolz bei der glorreichen Abschlusspräsentation. </text:span></text:p>
      <text:p text:style-name="P32"><text:span text:style-name="T13"/></text:p>
      <text:p text:style-name="P34"><text:span text:style-name="T4">Output: </text:span></text:p>
      <text:list xml:id="list4574872681163499513" text:style-name="L11">
        <text:list-item>
          <text:p text:style-name="P37"><text:span text:style-name="T13">Plots aus Task 1.2 für denen Optimierungsdurchlauf</text:span></text:p>
        </text:list-item>
      </text:list>
      <text:p text:style-name="P36"><text:span text:style-name="T13"/></text:p>
      <text:p text:style-name="P36"><text:span text:style-name="T13"/></text:p>
      <text:p text:style-name="P34"><text:span text:style-name="T13">T</text:span><text:span text:style-name="T4">ask 4 (Gesamtergebnis) (1+1+1 U)</text:span></text:p>
      <text:p text:style-name="P36"><text:span text:style-name="T13"/></text:p>
      <text:p text:style-name="P34"><text:span text:style-name="T4">Für die Endpräsentation erstellen Übersicht über allgemeine Funktionsweise und Charakteristika der Reads. Wir führen die Plots der verschiedenen Tasks zusammen und vergleichen diese für die Ergebnisse des Papers, des Simulators und des von uns konstruierten Mappers. Weiter stellen wir das generelle Schema und die Besonderheiten unseres </text:span><text:span text:style-name="T12">[NAME: CLASSIFIED, Codename: Gru]</text:span><text:span text:style-name="T4">-Mappers vor. </text:span></text:p>
      <text:p text:style-name="P34"><text:span text:style-name="T4"/></text:p>
      <text:p text:style-name="P34"><text:span text:style-name="T4">Output: </text:span></text:p>
      <text:list xml:id="list1855272091404816252" text:style-name="L12">
        <text:list-item>
          <text:p text:style-name="P35"><text:span text:style-name="T4">Präsentation für die Abschlusspräsentation</text:span></text:p>
        </text:list-item>
        <text:list-item>
          <text:p text:style-name="P38"><text:span text:style-name="T4">Plakat</text:span></text:p>
        </text:list-item>
        <text:list-item>
          <text:p text:style-name="P38"><text:span text:style-name="T4">Abschlussbericht </text:span></text:p>
        </text:list-item>
      </text:list>
      <text:p text:style-name="P31"><text:span text:style-name="T4"><text:s/></text:span></text:p>
      <text:p text:style-name="P31"><text:span text:style-name="T4"/></text:p>
      <text:p text:style-name="P21"><text:span text:style-name="T4"/></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ZSongTi" svg:font-family="FZSongTi"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FZSongT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FZSongT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ZSongTi" style:font-family-asian="FZSongT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1:52:11.158544398</meta:creation-date>
    <dc:date>2017-03-19T14:04:39.160754761</dc:date>
    <meta:editing-duration>PT57S</meta:editing-duration>
    <meta:editing-cycles>1</meta:editing-cycles>
    <meta:document-statistic meta:table-count="0" meta:image-count="0" meta:object-count="0" meta:page-count="3" meta:paragraph-count="54" meta:word-count="649" meta:character-count="4688" meta:non-whitespace-character-count="4098"/>
    <meta:generator>LibreOffice/5.2.5.1$Linux_X86_64 LibreOffice_project/20m0$Build-1</meta:generator>
  </office:meta>
</office:document-meta>
</file>